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6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7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CASH</text:p>
          </table:table-cell>
          <table:covered-table-cell table:style-name="ce1"/>
          <table:covered-table-cell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WILLIAM INVESTMENT</text:p>
          </table:table-cell>
          <table:table-cell office:value-type="float" office:value="99000" calcext:value-type="float">
            <text:p>99000</text:p>
          </table:table-cell>
          <table:table-cell/>
          <table:table-cell table:formula="of:=SUM([.D3];SUM([.B4];-[.C4]))" office:value-type="float" office:value="99000" calcext:value-type="float">
            <text:p>990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FRIEND INVESTMENT</text:p>
          </table:table-cell>
          <table:table-cell office:value-type="float" office:value="66000" calcext:value-type="float">
            <text:p>66000</text:p>
          </table:table-cell>
          <table:table-cell/>
          <table:table-cell table:formula="of:=SUM([.D4];SUM([.B5];-[.C5]))" office:value-type="float" office:value="165000" calcext:value-type="float">
            <text:p>1650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LEGAL FEES</text:p>
          </table:table-cell>
          <table:table-cell/>
          <table:table-cell office:value-type="float" office:value="2700" calcext:value-type="float">
            <text:p>2700</text:p>
          </table:table-cell>
          <table:table-cell table:formula="of:=SUM([.D5];SUM([.B6];-[.C6]))" office:value-type="float" office:value="162300" calcext:value-type="float">
            <text:p>1623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LAND AND BUILDING DOWN PAYMENT</text:p>
          </table:table-cell>
          <table:table-cell/>
          <table:table-cell office:value-type="float" office:value="14400" calcext:value-type="float">
            <text:p>14400</text:p>
          </table:table-cell>
          <table:table-cell table:formula="of:=SUM([.D6];SUM([.B7];-[.C7]))" office:value-type="float" office:value="147900" calcext:value-type="float">
            <text:p>1479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RENOVATION ADVANCE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D7];SUM([.B8];-[.C8]))" office:value-type="float" office:value="142900" calcext:value-type="float">
            <text:p>1429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RENOVATION COMPLETION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D8];SUM([.B9];-[.C9]))" office:value-type="float" office:value="127900" calcext:value-type="float">
            <text:p>1279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PE INVENTORY PURCHASE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SUM([.D9];SUM([.B10];-[.C10]))" office:value-type="float" office:value="27900" calcext:value-type="float">
            <text:p>279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EQUIPMENT</text:p>
          </table:table-cell>
          <table:table-cell/>
          <table:table-cell office:value-type="float" office:value="6700" calcext:value-type="float">
            <text:p>6700</text:p>
          </table:table-cell>
          <table:table-cell table:formula="of:=SUM([.D10];SUM([.B11];-[.C11]))" office:value-type="float" office:value="21200" calcext:value-type="float">
            <text:p>212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SOFTWARE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SUM([.D11];SUM([.B12];-[.C12]))" office:value-type="float" office:value="20200" calcext:value-type="float">
            <text:p>20200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ADVERTISING</text:p>
          </table:table-cell>
          <table:table-cell table:style-name="ce1"/>
          <table:table-cell table:style-name="ce1" office:value-type="float" office:value="6000" calcext:value-type="float">
            <text:p>6000</text:p>
          </table:table-cell>
          <table:table-cell table:formula="of:=SUM([.D12];SUM([.B13];-[.C13]))" office:value-type="float" office:value="14200" calcext:value-type="float">
            <text:p>1420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1" office:value-type="string" calcext:value-type="string">
            <text:p>SALES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/>
          <table:table-cell table:formula="of:=SUM([.D13];SUM([.B14];-[.C14]))" office:value-type="float" office:value="110200" calcext:value-type="float">
            <text:p>11020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1" office:value-type="string" calcext:value-type="string">
            <text:p>WAGES PAID</text:p>
          </table:table-cell>
          <table:table-cell/>
          <table:table-cell office:value-type="float" office:value="32000" calcext:value-type="float">
            <text:p>32000</text:p>
          </table:table-cell>
          <table:table-cell table:formula="of:=SUM([.D14];SUM([.B15];-[.C15]))" office:value-type="float" office:value="78200" calcext:value-type="float">
            <text:p>7820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1" office:value-type="string" calcext:value-type="string">
            <text:p>WILLIAM’S SALARY</text:p>
          </table:table-cell>
          <table:table-cell table:style-name="ce1"/>
          <table:table-cell table:style-name="ce1" office:value-type="float" office:value="30000" calcext:value-type="float">
            <text:p>30000</text:p>
          </table:table-cell>
          <table:table-cell table:formula="of:=SUM([.D15];SUM([.B16];-[.C16]))" office:value-type="float" office:value="48200" calcext:value-type="float">
            <text:p>4820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1" table:number-columns-repeated="3"/>
          <table:table-cell table:formula="of:=SUM([.D16];SUM([.B17];-[.C17]))" office:value-type="float" office:value="48200" calcext:value-type="float">
            <text:p>48200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 table:number-columns-spanned="4" table:number-rows-spanned="1">
            <text:p>ACCOUNTS RECEIVABLE</text:p>
          </table:table-cell>
          <table:covered-table-cell table:number-columns-repeated="3" table:style-name="Default"/>
          <table:table-cell table:style-name="Default"/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BALANCE</text:p>
          </table:table-cell>
          <table:table-cell/>
          <table:table-cell table:style-name="ce1"/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SALES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table:formula="of:=SUM([.D21];SUM([.B22];-[.C22]))" office:value-type="float" office:value="-2200" calcext:value-type="float">
            <text:p>-2200</text:p>
          </table:table-cell>
          <table:table-cell table:style-name="ce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4" table:number-rows-spanned="1">
            <text:p>PREPAID AD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SUM([.D25];SUM([.B26];-[.C26]))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AID ADS</text:p>
          </table:table-cell>
          <table:table-cell/>
          <table:table-cell table:formula="of:=6000*6/12" office:value-type="float" office:value="3000" calcext:value-type="float">
            <text:p>3000</text:p>
          </table:table-cell>
          <table:table-cell table:formula="of:=SUM([.D26];SUM([.B27];-[.C27]))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RCHASE</text:p>
          </table:table-cell>
          <table:table-cell office:value-type="float" office:value="43000" calcext:value-type="float">
            <text:p>43000</text:p>
          </table:table-cell>
          <table:table-cell/>
          <table:table-cell table:formula="of:=SUM([.D30];SUM([.B31];-[.C31]))" office:value-type="float" office:value="43000" calcext:value-type="float">
            <text:p>43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UILD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RCHASE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D34];SUM([.B35];-[.C35]))" office:value-type="float" office:value="5000" calcext:value-type="float">
            <text:p>5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NOVATION 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D35];SUM([.B36];-[.C36]))" office:value-type="float" office:value="25000" calcext:value-type="float">
            <text:p>25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UILDING DEPRECI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PRECIATION(6/12)</text:p>
          </table:table-cell>
          <table:table-cell/>
          <table:table-cell table:formula="of:=25000/25*6/12" office:value-type="float" office:value="500" calcext:value-type="float">
            <text:p>500</text:p>
          </table:table-cell>
          <table:table-cell table:formula="of:=SUM([.D39];SUM([.B40];-[.C40]))" office:value-type="float" office:value="-500" calcext:value-type="float">
            <text:p>-5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RCHASE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SUM([.D43];SUM([.B44];-[.C44]))" office:value-type="float" office:value="6700" calcext:value-type="float">
            <text:p>67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EPRECIATION EQUI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PRECIATION(6/12)</text:p>
          </table:table-cell>
          <table:table-cell/>
          <table:table-cell table:formula="of:=6700/5*6/12" office:value-type="float" office:value="670" calcext:value-type="float">
            <text:p>670</text:p>
          </table:table-cell>
          <table:table-cell table:formula="of:=SUM([.D47];SUM([.B48];-[.C48]))" office:value-type="float" office:value="-670" calcext:value-type="float">
            <text:p>-67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ORTIZATION(6/12)</text:p>
          </table:table-cell>
          <table:table-cell/>
          <table:table-cell table:formula="of:=1000/5*6/12" office:value-type="float" office:value="100" calcext:value-type="float">
            <text:p>100</text:p>
          </table:table-cell>
          <table:table-cell table:formula="of:=SUM([.D51];SUM([.B52];-[.C52]))" office:value-type="float" office:value="-100" calcext:value-type="float">
            <text:p>-1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AP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ITIAL PURCHASE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SUM([.D54];SUM([.B55];-[.C55]))" office:value-type="float" office:value="100000" calcext:value-type="float">
            <text:p>100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W PURCHASE</text:p>
          </table:table-cell>
          <table:table-cell table:formula="of:=250*75" office:value-type="float" office:value="18750" calcext:value-type="float">
            <text:p>18750</text:p>
          </table:table-cell>
          <table:table-cell/>
          <table:table-cell table:formula="of:=SUM([.D55];SUM([.B56];-[.C56]))" office:value-type="float" office:value="118750" calcext:value-type="float">
            <text:p>1187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APE AMMORTIZ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ORTIZATION(6/12)</text:p>
          </table:table-cell>
          <table:table-cell/>
          <table:table-cell table:formula="of:=100000/3*6/12" office:value-type="float" office:value="16666.6666666667" calcext:value-type="float">
            <text:p>16666.6666666667</text:p>
          </table:table-cell>
          <table:table-cell table:formula="of:=SUM([.D59];SUM([.B60];-[.C60]))" office:value-type="float" office:value="-16666.6666666667" calcext:value-type="float">
            <text:p>-16666.666666666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CCOUNTS PAY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W PURCHASE</text:p>
          </table:table-cell>
          <table:table-cell table:formula="of:=250*75" office:value-type="float" office:value="18750" calcext:value-type="float">
            <text:p>18750</text:p>
          </table:table-cell>
          <table:table-cell/>
          <table:table-cell table:formula="of:=SUM([.D63];SUM([.B64];-[.C64]))" office:value-type="float" office:value="18750" calcext:value-type="float">
            <text:p>187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ORTAGE PAY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D MORTAGE</text:p>
          </table:table-cell>
          <table:table-cell/>
          <table:table-cell office:value-type="float" office:value="33600" calcext:value-type="float">
            <text:p>33600</text:p>
          </table:table-cell>
          <table:table-cell table:formula="of:=SUM([.D67];SUM([.B68];-[.C68]))" office:value-type="float" office:value="-33600" calcext:value-type="float">
            <text:p>-336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TEREST PAY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CRUED INTEREST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SUM([.D71];SUM([.B72];-[.C72]))" office:value-type="float" office:value="-2900" calcext:value-type="float">
            <text:p>-2900</text:p>
          </table:table-cell>
          <table:table-cell table:number-columns-repeated="16380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18:26:54.540000000</meta:creation-date>
    <dc:date>2025-07-14T19:32:19.146000000</dc:date>
    <meta:editing-duration>PT15M4S</meta:editing-duration>
    <meta:editing-cycles>3</meta:editing-cycles>
    <meta:generator>LibreOffice/24.2.2.2$Windows_X86_64 LibreOffice_project/d56cc158d8a96260b836f100ef4b4ef25d6f1a01</meta:generator>
    <meta:document-statistic meta:table-count="1" meta:cell-count="158" meta:object-count="0"/>
  </office:meta>
</office:document-meta>
</file>